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uffer inde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rray index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group bits</text:p>
          </table:table-cell>
          <table:table-cell table:style-name="ce1"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2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3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4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5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</text:p>
          </table:table-cell>
          <table:table-cell table:formula="of:=CONCATENATE(&quot;0x&quot;;[.C6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7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8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9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10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</text:p>
          </table:table-cell>
          <table:table-cell table:formula="of:=CONCATENATE(&quot;0x&quot;;[.C11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2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3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4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5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6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</text:p>
          </table:table-cell>
          <table:table-cell table:formula="of:=CONCATENATE(&quot;0x&quot;;[.C17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18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19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20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21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22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table:formula="of:=CONCATENATE(&quot;0x&quot;;[.C23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4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5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6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7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8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</text:p>
          </table:table-cell>
          <table:table-cell table:formula="of:=CONCATENATE(&quot;0x&quot;;[.C29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0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1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2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3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4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</text:p>
          </table:table-cell>
          <table:table-cell table:formula="of:=CONCATENATE(&quot;0x&quot;;[.C35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36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37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38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39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40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</text:p>
          </table:table-cell>
          <table:table-cell table:formula="of:=CONCATENATE(&quot;0x&quot;;[.C41])" office:value-type="string" office:string-value="0x80" calcext:value-type="string">
            <text:p>0x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2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3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4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5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6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</text:p>
          </table:table-cell>
          <table:table-cell table:formula="of:=CONCATENATE(&quot;0x&quot;;[.C47])" office:value-type="string" office:string-value="0x01" calcext:value-type="string">
            <text:p>0x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48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49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50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51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52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</text:p>
          </table:table-cell>
          <table:table-cell table:formula="of:=CONCATENATE(&quot;0x&quot;;[.C53])" office:value-type="string" office:string-value="0x02" calcext:value-type="string">
            <text:p>0x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4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5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6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7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8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</text:p>
          </table:table-cell>
          <table:table-cell table:formula="of:=CONCATENATE(&quot;0x&quot;;[.C59])" office:value-type="string" office:string-value="0x04" calcext:value-type="string">
            <text:p>0x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0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1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2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3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4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8</text:p>
          </table:table-cell>
          <table:table-cell table:formula="of:=CONCATENATE(&quot;0x&quot;;[.C65])" office:value-type="string" office:string-value="0x08" calcext:value-type="string">
            <text:p>0x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66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67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68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69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70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</text:p>
          </table:table-cell>
          <table:table-cell table:formula="of:=CONCATENATE(&quot;0x&quot;;[.C71])" office:value-type="string" office:string-value="0x10" calcext:value-type="string">
            <text:p>0x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2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3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4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5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</text:p>
          </table:table-cell>
          <table:table-cell table:formula="of:=CONCATENATE(&quot;0x&quot;;[.C76])" office:value-type="string" office:string-value="0x20" calcext:value-type="string">
            <text:p>0x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77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78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79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80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</text:p>
          </table:table-cell>
          <table:table-cell table:formula="of:=CONCATENATE(&quot;0x&quot;;[.C81])" office:value-type="string" office:string-value="0x40" calcext:value-type="string">
            <text:p>0x40</text:p>
          </table:table-cell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19:52:15.6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3:20:31.804000000</meta:creation-date>
    <dc:date>2016-11-13T20:11:17.128000000</dc:date>
    <meta:editing-duration>PT28M49S</meta:editing-duration>
    <meta:editing-cycles>12</meta:editing-cycles>
    <meta:generator>LibreOffice/4.2.5.2$Windows_x86 LibreOffice_project/61cb170a04bb1f12e77c884eab9192be736ec5f5</meta:generator>
    <meta:document-statistic meta:table-count="1" meta:cell-count="404" meta:object-count="0"/>
  </office:meta>
</office:document-meta>
</file>